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6b0" officeooo:paragraph-rsid="0008a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BS project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4T09:18:15.716566049</meta:creation-date>
    <dc:date>2023-06-14T09:18:44.139867526</dc:date>
    <meta:editing-duration>PT28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6.4.7.2$Linux_X86_64 LibreOffice_project/40$Build-2</meta:generator>
  </office:meta>
</office:document-meta>
</file>